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8000002734984B249.png" manifest:media-type="image/png"/>
  <manifest:file-entry manifest:full-path="Pictures/1000020100000263000001AF11B85B43.png" manifest:media-type="image/png"/>
  <manifest:file-entry manifest:full-path="Pictures/1000020100000377000001846DEBB847.png" manifest:media-type="image/png"/>
  <manifest:file-entry manifest:full-path="Pictures/10000201000003A7000001F78B358CBD.png" manifest:media-type="image/png"/>
  <manifest:file-entry manifest:full-path="Pictures/10000201000003FB0000021BFD6BB3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.1181in" svg:height="5.3516in" draw:z-index="0"><draw:image xlink:href="Pictures/10000201000003FB0000021BFD6BB35C.png" xlink:type="simple" xlink:show="embed" xlink:actuate="onLoad"/></draw:frame></text:p>
      <text:p text:style-name="Standard"/>
      <text:p text:style-name="P1"><draw:frame draw:style-name="fr2" draw:name="Image2" text:anchor-type="paragraph" svg:width="9.7382in" svg:height="5.239in" draw:z-index="1"><draw:image xlink:href="Pictures/10000201000003A7000001F78B358CBD.png" xlink:type="simple" xlink:show="embed" xlink:actuate="onLoad"/></draw:frame></text:p>
      <text:p text:style-name="P1"><draw:frame draw:style-name="fr2" draw:name="Image3" text:anchor-type="paragraph" svg:width="9.2382in" svg:height="4.0409in" draw:z-index="2"><draw:image xlink:href="Pictures/1000020100000377000001846DEBB847.png" xlink:type="simple" xlink:show="embed" xlink:actuate="onLoad"/></draw:frame></text:p>
      <text:p text:style-name="P1"><draw:frame draw:style-name="fr2" draw:name="Image5" text:anchor-type="paragraph" svg:width="6.3638in" svg:height="4.489in" draw:z-index="4"><draw:image xlink:href="Pictures/1000020100000263000001AF11B85B43.png" xlink:type="simple" xlink:show="embed" xlink:actuate="onLoad"/></draw:frame></text:p>
      <text:p text:style-name="P1"><draw:frame draw:style-name="fr1" draw:name="Image4" text:anchor-type="paragraph" svg:width="10.1181in" svg:height="5.2516in" draw:z-index="3"><draw:image xlink:href="Pictures/10000000000004B8000002734984B2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Suárez Jiménez</meta:initial-creator>
    <meta:creation-date>2016-06-02T13:27:18.910983586</meta:creation-date>
    <dc:date>2016-06-02T13:34:29.521120665</dc:date>
    <dc:creator>Fernando Suárez Jiménez</dc:creator>
    <meta:editing-duration>PT39S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